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er">
      <style:text-properties style:font-name="Ubuntu" fo:font-size="11pt" fo:font-style="italic" officeooo:rsid="00138a44" officeooo:paragraph-rsid="00138a44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38a4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Ubuntu" fo:font-size="11pt" style:text-underline-style="none" fo:font-weight="normal" officeooo:rsid="00138a44" officeooo:paragraph-rsid="00138a4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66cc2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38a44" officeooo:paragraph-rsid="00138a44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Ubuntu" fo:font-size="11pt" style:text-underline-style="none" fo:font-weight="normal" officeooo:rsid="00138a44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ba460" officeooo:paragraph-rsid="001ba460" fo:background-color="transparent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38a44" fo:background-color="transparent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style:line-height-at-least="0.503cm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38a44" fo:background-color="transparent" style:font-size-asian="11pt" style:font-weight-asian="bold" style:font-size-complex="11pt" style:font-weight-complex="bold"/>
    </style:style>
    <style:style style:name="P12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53368" fo:background-color="transparent" style:font-size-asian="11pt" style:font-weight-asian="bold" style:font-size-complex="11pt" style:font-weight-complex="bold"/>
    </style:style>
    <style:style style:name="P13" style:family="paragraph" style:parent-style-name="Standard" style:list-style-name="L2">
      <style:paragraph-properties fo:margin-top="0.101cm" fo:margin-bottom="0.101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53368" fo:background-color="transparent" style:font-size-asian="11pt" style:font-weight-asian="bold" style:font-size-complex="11pt" style:font-weight-complex="bold"/>
    </style:style>
    <style:style style:name="P14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66cc2" fo:background-color="transparent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paragraph-properties fo:margin-top="0.101cm" fo:margin-bottom="0.101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66cc2" fo:background-color="transparent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paragraph-properties style:line-height-at-least="0.503cm"/>
      <style:text-properties style:use-window-font-color="true" loext:opacity="0%" style:font-name="Ubuntu" fo:font-size="11pt" style:text-underline-style="none" fo:font-weight="normal" officeooo:rsid="00138a44" officeooo:paragraph-rsid="00138a44" fo:background-color="transparent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38a44" officeooo:paragraph-rsid="001e0aed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368" style:font-weight-asian="bold" style:font-weight-complex="bold"/>
    </style:style>
    <style:style style:name="T3" style:family="text">
      <style:text-properties fo:font-weight="bold" officeooo:rsid="00166cc2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182329"/>
    </style:style>
    <style:style style:name="T6" style:family="text">
      <style:text-properties officeooo:rsid="00153368"/>
    </style:style>
    <style:style style:name="T7" style:family="text">
      <style:text-properties officeooo:rsid="00166cc2"/>
    </style:style>
    <style:style style:name="T8" style:family="text">
      <style:text-properties officeooo:rsid="001e0aed"/>
    </style:style>
    <style:style style:name="T9" style:family="text">
      <style:text-properties style:text-underline-style="none" officeooo:rsid="00138a44"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ACTIVIDAD GRUPAL FLE</text:span><text:span text:style-name="T5">X</text:span><text:span text:style-name="T4"> CON @MEDIA QUERYS PARA TRES TAMAÑOS DE PANTALLA</text:span></text:p>
      <text:p text:style-name="P3">Os proponemos realizar los siguientes apartados para conseguir que todas las pantallas planteadas queden igual que en las capturas que os facilitamos.</text:p>
      <text:p text:style-name="P2">- Para la <text:span text:style-name="T1">pantalla grande</text:span>, vas a tener que configurar el css llamado <text:span text:style-name="T1">grande.css</text:span>. Y los ejercicios propuestos son los siguientes:</text:p>
      <text:list xml:id="list3075114430" text:style-name="L1">
        <text:list-item>
          <text:p text:style-name="P10">EJERCICIO 1 (POSICIONAMIENTO NAV) → <text:span text:style-name="T6">(TOTAL: 1.9 puntos)</text:span>:</text:p>
          <text:list>
            <text:list-item>
              <text:p text:style-name="P16">Posicionar cada div uno al lado de otro (0.<text:span text:style-name="T6">7</text:span> puntos)</text:p>
            </text:list-item>
            <text:list-item>
              <text:p text:style-name="P16">Posicionar todos los div en el centro vertical y horizontalmente (0.<text:span text:style-name="T6">7</text:span> puntos)</text:p>
            </text:list-item>
            <text:list-item>
              <text:p text:style-name="P16">Posicionar el texto de cada div como se muestra en el ejemplo (0.<text:span text:style-name="T6">5</text:span> puntos)</text:p>
            </text:list-item>
          </text:list>
        </text:list-item>
        <text:list-item>
          <text:p text:style-name="P11">EJERCICIO 2 (POSICIONAMIENTO SECTION #idMain) → <text:span text:style-name="T6">(TOTAL: 5.5 puntos)</text:span>:</text:p>
          <text:list>
            <text:list-item>
              <text:p text:style-name="P16">Posicionamiento del texto de cada uno de los articles (0.<text:span text:style-name="T6">5</text:span> puntos)</text:p>
            </text:list-item>
            <text:list-item>
              <text:p text:style-name="P16">Posicionar el divCentral en el centro (<text:span text:style-name="T6">1.5</text:span> puntos)</text:p>
            </text:list-item>
            <text:list-item>
              <text:p text:style-name="P16">Posicionar div1 con cada article en su esquina correspondiente (<text:span text:style-name="T6">1.75</text:span> puntos)</text:p>
            </text:list-item>
            <text:list-item>
              <text:p text:style-name="P16">Posicionar div2 con cada article en su esquina correspondiente (<text:span text:style-name="T6">1.75</text:span> puntos)</text:p>
            </text:list-item>
          </text:list>
        </text:list-item>
        <text:list-item>
          <text:p text:style-name="P11">EJERCICIO 3 (POSICIONAMIENTO FOOTER) → <text:span text:style-name="T6">(TOTAL: 2.6 puntos)</text:span>:</text:p>
          <text:list>
            <text:list-item>
              <text:p text:style-name="P16">Posicionar cada section uno al lado de otro (0.<text:span text:style-name="T6">7</text:span> puntos)</text:p>
            </text:list-item>
            <text:list-item>
              <text:p text:style-name="P16">Centrar verticalmente los section (0.<text:span text:style-name="T6">7</text:span> puntos)</text:p>
            </text:list-item>
            <text:list-item>
              <text:p text:style-name="P16">Colocar el texto de cada section como corresponde (0.5 puntos)</text:p>
            </text:list-item>
            <text:list-item>
              <text:p text:style-name="P16">Posicionar el section footer1 como se muestra en el ejemplo (0.<text:span text:style-name="T6">7</text:span> puntos)</text:p>
            </text:list-item>
          </text:list>
        </text:list-item>
      </text:list>
      <text:p text:style-name="P8"/>
      <text:p text:style-name="P4">- Para la <text:span text:style-name="T1">pantalla </text:span><text:span text:style-name="T2">mediana</text:span>, vas a tener que configurar el css llamado <text:span text:style-name="T2">mediana</text:span><text:span text:style-name="T1">.css</text:span>. Y los ejercicios propuestos son los siguientes:</text:p>
      <text:list xml:id="list4108957050" text:style-name="L2">
        <text:list-item>
          <text:p text:style-name="P12">EJERCICIO 1 (POSICIONAMIENTO NAV) → (<text:span text:style-name="T7">TOTAL: </text:span>4 puntos):</text:p>
          <text:list>
            <text:list-item>
              <text:p text:style-name="P17">Espacio vertical entre divs y contenedor sea exactamente igual, es decir un alineamiento perfecto (0.75 puntos)</text:p>
            </text:list-item>
            <text:list-item>
              <text:p text:style-name="P17">Divs centrados horizontalmente (0.5 puntos)</text:p>
            </text:list-item>
            <text:list-item>
              <text:p text:style-name="P17">Divs en 2 filas (0.75 puntos)</text:p>
            </text:list-item>
            <text:list-item>
              <text:p text:style-name="P17">Que los divs tengan el orden adecuado (1 puntos)</text:p>
            </text:list-item>
            <text:list-item>
              <text:p text:style-name="P17">Colocar los textos de los div como corresponde: (1 puntos)</text:p>
            </text:list-item>
          </text:list>
        </text:list-item>
        <text:list-item>
          <text:p text:style-name="P13">EJERCICIO 2 (POSICIONAMIENTO SECTION #idMain) → (<text:span text:style-name="T7">TOTAL: </text:span>4 puntos):</text:p>
          <text:list>
            <text:list-item>
              <text:p text:style-name="P17">Posicionamiento del texto de cada uno de los articles (0.5 puntos)</text:p>
            </text:list-item>
            <text:list-item>
              <text:p text:style-name="P17">Alineamiento vertical equidistante entre todos los elementos y la caja(salvo el espacio entre article2 y article3 que es el doble del resto de espacios verticales) y con la misma distribución de todas las cajas (2 puntos);</text:p>
            </text:list-item>
            <text:list-item>
              <text:p text:style-name="P17">Alineamiento horizontal de los article como corresponde (1 punto)</text:p>
            </text:list-item>
            <text:list-item>
              <text:p text:style-name="P17">Solo se pueden ver los 4 article: (0,5 puntos)</text:p>
            </text:list-item>
          </text:list>
        </text:list-item>
        <text:list-item>
          <text:p text:style-name="P13">EJERCICIO 3 (POSICIONAMIENTO FOOTER) → (<text:span text:style-name="T7">TOTAL: </text:span>2 puntos):</text:p>
          <text:list>
            <text:list-item>
              <text:p text:style-name="P17">Centrar horizontalmente los section (0.67 puntos)</text:p>
            </text:list-item>
            <text:list-item>
              <text:p text:style-name="P17">Centrar verticalmente los section (0.66 puntos)</text:p>
            </text:list-item>
            <text:list-item>
              <text:p text:style-name="P17">Colocar el texto de cada section como corresponde (0.66 puntos)</text:p>
            </text:list-item>
          </text:list>
        </text:list-item>
      </text:list>
      <text:p text:style-name="P5"/>
      <text:p text:style-name="P5"/>
      <text:p text:style-name="P5"/>
      <text:p text:style-name="P6"><text:soft-page-break/>- Para la <text:span text:style-name="T1">pantalla </text:span><text:span text:style-name="T3">pequeña</text:span>, vas a tener que configurar el css llamado <text:span text:style-name="T3">pequeña</text:span><text:span text:style-name="T1">.css</text:span>. Y los ejercicios propuestos son los siguientes:</text:p>
      <text:list xml:id="list171420657527016" text:continue-numbering="true" text:style-name="L2">
        <text:list-item>
          <text:p text:style-name="P14">EJERCICIO 1 (POSICIONAMIENTO NAV) → (<text:span text:style-name="T7">TOTAL: </text:span><text:span text:style-name="T8">3</text:span><text:span text:style-name="T7"> </text:span>puntos):</text:p>
          <text:list>
            <text:list-item>
              <text:p text:style-name="P18">Posicionar las 3 cajas incluida la que no se ve (1.5 punto)</text:p>
            </text:list-item>
            <text:list-item>
              <text:p text:style-name="P18">Posicionar los textos de dentro de las cajas (1.5 punto)</text:p>
            </text:list-item>
          </text:list>
        </text:list-item>
        <text:list-item>
          <text:p text:style-name="P15">EJERCICIO 2 (POSICIONAMIENTO SECTION #idMain) → (<text:span text:style-name="T7">TOTAL: </text:span><text:span text:style-name="T8">5</text:span> puntos):</text:p>
          <text:list>
            <text:list-item>
              <text:p text:style-name="P18">Colocar las cajas como se muestran (independientemente del orden) (1.5 punto)</text:p>
            </text:list-item>
            <text:list-item>
              <text:p text:style-name="P18">Hacer el primer reverse de los div (1 punto)</text:p>
            </text:list-item>
            <text:list-item>
              <text:p text:style-name="P18">Hacer el segundo reverse del idDiv2 (1 punto)</text:p>
            </text:list-item>
            <text:list-item>
              <text:p text:style-name="P18">Colocar los textos de dentro (0.5 punto)</text:p>
            </text:list-item>
            <text:list-item>
              <text:p text:style-name="P18">Dejar el espacio del idDiv1 (0.5 punto)</text:p>
            </text:list-item>
            <text:list-item>
              <text:p text:style-name="P18">Colocar las cajas pero con el orden puesto (0.5 punto)</text:p>
            </text:list-item>
          </text:list>
        </text:list-item>
        <text:list-item>
          <text:p text:style-name="P15">EJERCICIO 3 (POSICIONAMIENTO FOOTER) → (<text:span text:style-name="T7">TOTAL:</text:span> puntos):</text:p>
          <text:list>
            <text:list-item>
              <text:p text:style-name="P18">Alinear las 3 cajas incluida la que no se ve (1 punto)</text:p>
            </text:list-item>
            <text:list-item>
              <text:p text:style-name="P18">Alinear los textos de dentro (1 punto)</text:p>
              <text:p text:style-name="P18"/>
            </text:list-item>
          </text:list>
        </text:list-item>
      </text:list>
      <text:p text:style-name="P9">De todas formas, todos los ejercicios propuestos los encontrarás en cada c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1pt" fo:font-style="italic" officeooo:rsid="00138a44" officeooo:paragraph-rsid="00138a44" style:font-size-asian="11pt" style:font-style-asian="italic" style:font-size-complex="11pt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upo de Víctor, Rodrigo, Elena y Alexandra<text:tab/><text:tab/>Diseño de Interface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21:48:56.481868580</meta:creation-date>
    <meta:generator>LibreOffice/7.3.7.2$Linux_X86_64 LibreOffice_project/30$Build-2</meta:generator>
    <dc:date>2022-12-18T17:14:19.910200866</dc:date>
    <meta:editing-duration>PT14M42S</meta:editing-duration>
    <meta:editing-cycles>7</meta:editing-cycles>
    <meta:document-statistic meta:table-count="0" meta:image-count="0" meta:object-count="0" meta:page-count="2" meta:paragraph-count="50" meta:word-count="577" meta:character-count="3391" meta:non-whitespace-character-count="2905"/>
  </office:meta>
</office:document-meta>
</file>